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(Semi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2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3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</text:index-body>
      </text:table-of-content>
      <text:p text:style-name="P13"/>
      <text:p text:style-name="P16"/>
      <text:p text:style-name="P17"><text:span text:style-name="T14">UD00. Activitat avaluable 01 (Semipresencial)</text:span></text:p>
      <text:list xml:id="list2562895588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20">Dilluns 28 d’octu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33518350367421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3968955196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<text:soft-page-break/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1816971588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33518211030598" text:continue-list="list33518350367421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33518956697885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1456441380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33516987729223" text:continue-list="list33518956697885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1053223507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33517226271037" text:continue-list="list33516987729223" text:style-name="WWNum6">
        <text:list-item>
          <text:p text:style-name="P38"><text:bookmark text:name="_dcq81jwpzeij"/><text:soft-page-break/>Activitat 03</text:p>
        </text:list-item>
      </text:list>
      <text:p text:style-name="Standard">Partint d’un context en què volem emmagatzemar un usuari i la seua contrasenya. <text:s/>Fes un exemple que explica com es faria:</text:p>
      <text:list xml:id="list3950012416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33518953644381" text:continue-list="list33517226271037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33518279114929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33517521128695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list xml:id="list33518206411467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1814803333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46" meta:character-count="6239" meta:non-whitespace-character-count="5268"/>
    <meta:generator>LibreOfficeDev/6.0.5.2$Linux_X86_64 LibreOffice_project/</meta:generator>
  </office:meta>
</office:document-meta>
</file>